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Άσκηση 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table:style-name="Default" office:value-type="string" calcext:value-type="string">
            <text:p>Τα δεδομένα του παρακάτω πίνακα είναι οι τιμές ραδιενεργού ουσίας που βρέθηκε στον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Οργανισμό 60 μικρών ζώων μετά την έκθεσή τους σε μια ραδιενεργό πηγή, η οποία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γενικώς θεωρείται επικίνδυνη: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α) Περιγράψτε τη φύση της παρακάτω σ.σ. και δώσετε μια κατάλληλη κατανομή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σε συχνότητες. Δώσετε το ιστόγραμμα των σχετικών συχνοτήτων.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β) Κατασκευάστε την σ.κ. του προς μελέτη χαρακτήρα.</text:p>
          </table:table-cell>
          <table:table-cell table:style-name="Default" table:number-columns-repeated="5"/>
        </table:table-row>
      </table:table>
      <table:table table:name="Άσκηση 2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table:style-name="Default" office:value-type="string" calcext:value-type="string">
            <text:p>Δίνονται οι παρακάτω 70 μετρήσεις συγκέντρωσης όζοντος στην ατμόσφαιρα: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5" calcext:value-type="float">
            <text:p>7.5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5.8" calcext:value-type="float">
            <text:p>5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7.6" calcext:value-type="float">
            <text:p>7.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Περιγράψτε τη φύση της παραπάνω στατιστικής σειράς και δώσετε μια κατάλληλη κατανομή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σε συχνότητες. Υπολογίστε τη συνάρτηση κατανομής του προς μελέτη χαρακτήρα.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4:16:00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4S</meta:editing-duration>
    <meta:editing-cycles>3</meta:editing-cycles>
    <meta:generator>LibreOffice/5.4.1.2$Windows_x86 LibreOffice_project/ea7cb86e6eeb2bf3a5af73a8f7777ac570321527</meta:generator>
    <dc:date>2017-10-27T14:18:42.166000000</dc:date>
    <meta:document-statistic meta:table-count="2" meta:cell-count="139" meta:object-count="0"/>
    <meta:user-defined meta:name="Info 1"/>
    <meta:user-defined meta:name="Info 2"/>
    <meta:user-defined meta:name="Info 3"/>
    <meta:user-defined meta:name="Info 4"/>
  </office:meta>
</office:document-meta>
</file>